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aecf0"/>
      <style:text-properties fo:font-variant="normal" fo:text-transform="none" fo:color="#000000" style:font-name="monospace" fo:font-size="10.5pt" fo:letter-spacing="normal" fo:font-style="normal" fo:font-weight="normal" officeooo:rsid="000ca9e9" officeooo:paragraph-rsid="000ca9e9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style:paragraph-properties fo:orphans="2" fo:widows="2" fo:padding="0.049cm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color="#ba2121"/>
    </style:style>
    <style:style style:name="T2" style:family="text">
      <style:text-properties fo:color="#008000" fo:font-weight="bold"/>
    </style:style>
    <style:style style:name="T3" style:family="text">
      <style:text-properties fo:color="#666666"/>
    </style:style>
    <style:style style:name="T4" style:family="text">
      <style:text-properties officeooo:rsid="000c1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 of ORM </text:p>
      <text:p text:style-name="P2"/>
      <text:p text:style-name="P1">String sql = <text:span text:style-name="T1">"SELECT ... FROM persons WHERE id = 10"</text:span>;</text:p>
      <text:p text:style-name="P5">DbCommand cmd = <text:span text:style-name="T2">new</text:span> DbCommand(connection, sql);</text:p>
      <text:p text:style-name="P5">Result res = cmd.Execute();</text:p>
      <text:p text:style-name="P4">String name = res[<text:span text:style-name="T3">0</text:span>][<text:span text:style-name="T1">"FIRST_NAME"</text:span>];</text:p>
      <text:p text:style-name="P1">Person p = repository.GetPerson(<text:span text:style-name="T3">10</text:span>);</text:p>
      <text:p text:style-name="P4">String name = p.getFirstName();</text:p>
      <text:p text:style-name="P3">Person p = Person.Get(<text:span text:style-name="T3">10</text:span>);</text:p>
      <text:p text:style-name="P3">///<text:span text:style-name="T4">Used to modify</text:span></text:p>
      <text:p text:style-name="P3">Person p = Person.Get(Person.Properties.Id == <text:span text:style-name="T3">10</text:span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2:08:41.046230239</meta:creation-date>
    <dc:date>2017-12-15T12:10:35.632767891</dc:date>
    <meta:editing-duration>PT1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9" meta:character-count="337" meta:non-whitespace-character-count="297"/>
  </office:meta>
</office:document-meta>
</file>